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10b" officeooo:paragraph-rsid="000f31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 lock conversion: I think its easy</text:p>
      <text:p text:style-name="P1"/>
      <text:p text:style-name="P1">I would skip centralized implementation of locking.</text:p>
      <text:p text:style-name="P1"/>
      <text:p text:style-name="P1">LockManagers on every RM, otherwise the middleware would have to communicate too much.</text:p>
      <text:p text:style-name="P1"/>
      <text:p text:style-name="P1">TransactionManager should live in the middleware, I thi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20:14.786706168</meta:creation-date>
    <dc:date>2018-10-30T22:53:20.165531374</dc:date>
    <meta:editing-duration>PT1H22M55S</meta:editing-duration>
    <meta:editing-cycles>1</meta:editing-cycles>
    <meta:document-statistic meta:table-count="0" meta:image-count="0" meta:object-count="0" meta:page-count="1" meta:paragraph-count="4" meta:word-count="35" meta:character-count="237" meta:non-whitespace-character-count="206"/>
    <meta:generator>LibreOffice/6.0.3.2$Linux_X86_64 LibreOffice_project/00m0$Build-2</meta:generator>
  </office:meta>
</office:document-meta>
</file>